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3E4CB97F6785D492.png" manifest:media-type="image/png"/>
  <manifest:file-entry manifest:full-path="Pictures/1000000100000280000001E0424C1517B5767175.png" manifest:media-type="image/png"/>
  <manifest:file-entry manifest:full-path="Pictures/1000000100000280000001E05BFE59C7181436A7.png" manifest:media-type="image/png"/>
  <manifest:file-entry manifest:full-path="Pictures/1000000100000280000001E077E0A939FEC1E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4cm" svg:height="7.569cm" svg:x="10.13cm" svg:y="0.735cm">
          <draw:image xlink:href="Pictures/1000000100000280000001E077E0A939FEC1EA85.png" xlink:type="simple" xlink:show="embed" xlink:actuate="onLoad" draw:mime-type="image/png">
            <text:p/>
          </draw:image>
        </draw:frame>
        <draw:connector draw:style-name="gr2" draw:text-style-name="P1" draw:layer="layout" draw:type="line" svg:x1="16.768cm" svg:y1="5.357cm" svg:x2="15.24cm" svg:y2="8.055cm" svg:d="M16768 5357l-1528 2698" svg:viewBox="0 0 1529 2699">
          <text:p/>
        </draw:connector>
        <draw:connector draw:style-name="gr2" draw:text-style-name="P1" draw:layer="layout" draw:type="line" svg:x1="13.97cm" svg:y1="5.357cm" svg:x2="10.16cm" svg:y2="11.94cm" svg:d="M13970 5357l-3810 6583" svg:viewBox="0 0 3811 6584">
          <text:p/>
        </draw:connector>
        <draw:connector draw:style-name="gr2" draw:text-style-name="P1" draw:layer="layout" draw:type="line" svg:x1="13.94cm" svg:y1="3.375cm" svg:x2="10.16cm" svg:y2="4.32cm" draw:end-shape="id1" svg:d="M13940 3375l-3780 945" svg:viewBox="0 0 3781 946">
          <text:p/>
        </draw:connector>
        <draw:frame draw:style-name="gr1" draw:text-style-name="P1" xml:id="id1" draw:id="id1" draw:layer="layout" svg:width="10.16cm" svg:height="7.62cm" svg:x="0cm" svg:y="0.51cm">
          <draw:image xlink:href="Pictures/1000000100000280000001E0424C1517B5767175.png" xlink:type="simple" xlink:show="embed" xlink:actuate="onLoad" draw:mime-type="image/png">
            <text:p/>
          </draw:image>
        </draw:frame>
        <draw:frame draw:style-name="gr3" draw:text-style-name="P2" draw:layer="layout" svg:width="10.16cm" svg:height="7.62cm" svg:x="-0.065cm" svg:y="8.03cm">
          <draw:image xlink:href="Pictures/1000000100000280000001E05BFE59C7181436A7.png" xlink:type="simple" xlink:show="embed" xlink:actuate="onLoad" draw:mime-type="image/png">
            <text:p/>
          </draw:image>
        </draw:frame>
        <draw:frame draw:style-name="gr3" draw:text-style-name="P2" draw:layer="layout" svg:width="10.16cm" svg:height="7.62cm" svg:x="10.195cm" svg:y="8.09cm">
          <draw:image xlink:href="Pictures/1000000100000280000001E03E4CB97F6785D492.png" xlink:type="simple" xlink:show="embed" xlink:actuate="onLoad" draw:mime-type="image/png">
            <text:p/>
          </draw:image>
        </draw:frame>
        <draw:connector draw:style-name="gr2" draw:text-style-name="P1" draw:layer="layout" draw:type="line" svg:x1="16.794cm" svg:y1="5.332cm" svg:x2="15.266cm" svg:y2="8.03cm" svg:d="M16794 5332l-1528 2698" svg:viewBox="0 0 1529 2699">
          <text:p/>
        </draw:connector>
        <draw:connector draw:style-name="gr2" draw:text-style-name="P1" draw:layer="layout" draw:type="line" svg:x1="13.996cm" svg:y1="5.332cm" svg:x2="10.186cm" svg:y2="11.915cm" svg:d="M13996 5332l-3810 6583" svg:viewBox="0 0 3811 6584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9T16:22:54.771782305</meta:creation-date>
    <dc:date>2023-06-09T16:51:35.075382480</dc:date>
    <meta:editing-duration>PT15M56S</meta:editing-duration>
    <meta:editing-cycles>3</meta:editing-cycles>
    <meta:generator>LibreOffice/7.3.7.2$Linux_X86_64 LibreOffice_project/30$Build-2</meta:generator>
    <meta:document-statistic meta:object-count="32"/>
  </office:meta>
</office:document-meta>
</file>